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1875in" fo:margin-left="0in" table:align="left"/>
    </style:style>
    <style:style style:name="Style.A" style:family="table-column">
      <style:table-column-properties style:column-width="1.7313in"/>
    </style:style>
    <style:style style:name="Style.C" style:family="table-column">
      <style:table-column-properties style:column-width="1.9125in"/>
    </style:style>
    <style:style style:name="Style.D" style:family="table-column">
      <style:table-column-properties style:column-width="1.8125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5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0</text:p>
      <text:p text:style-name="P1"/>
      <text:p text:style-name="P3">Style: 20 points</text:p>
      <text:p text:style-name="P3"/>
      <table:table table:name="Style" table:style-name="Style">
        <table:table-column table:style-name="Style.A" table:number-columns-repeated="2"/>
        <table:table-column table:style-name="Style.C"/>
        <table:table-column table:style-name="Style.D"/>
        <table:table-row>
          <table:table-cell table:style-name="Style.A1" office:value-type="string">
            <text:p text:style-name="P5">Item</text:p>
          </table:table-cell>
          <table:table-cell table:style-name="Style.A1" office:value-type="string">
            <text:p text:style-name="P5">Notes</text:p>
          </table:table-cell>
          <table:table-cell table:style-name="Style.A1" office:value-type="string">
            <text:p text:style-name="P5">Points Possible</text:p>
          </table:table-cell>
          <table:table-cell table:style-name="Style.D1" office:value-type="string">
            <text:p text:style-name="P5">Points Earned</text:p>
          </table:table-cell>
        </table:table-row>
        <table:table-row>
          <table:table-cell table:style-name="Style.A2" office:value-type="string">
            <text:p text:style-name="P4"/>
          </table:table-cell>
          <table:table-cell table:style-name="Style.A2" office:value-type="string">
            <text:p text:style-name="P4"/>
          </table:table-cell>
          <table:table-cell table:style-name="Style.A2" office:value-type="string">
            <text:p text:style-name="P4"/>
          </table:table-cell>
          <table:table-cell table:style-name="Style.D2" office:value-type="string">
            <text:p text:style-name="P4"/>
          </table:table-cell>
        </table:table-row>
      </table:table>
      <text:p text:style-name="P3"/>
      <text:p text:style-name="P3">Test Cases: 40 poin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8-25T10:46:54.534536432</dc:date>
    <meta:editing-duration>PT5M41S</meta:editing-duration>
    <meta:editing-cycles>2</meta:editing-cycles>
    <meta:generator>LibreOffice/6.4.5.2$Linux_X86_64 LibreOffice_project/40$Build-2</meta:generator>
    <meta:document-statistic meta:table-count="1" meta:image-count="0" meta:object-count="0" meta:page-count="1" meta:paragraph-count="10" meta:word-count="20" meta:character-count="109" meta:non-whitespace-character-count="99"/>
  </office:meta>
</office:document-meta>
</file>